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741cm" fo:min-width="24.544cm" draw:shadow="visible" draw:shadow-offset-x="0.102cm" draw:shadow-offset-y="0.10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047cm" fo:min-width="0.643cm" draw:shadow="visible" draw:shadow-offset-x="0.102cm" draw:shadow-offset-y="0.102cm"/>
    </style:style>
    <style:style style:name="gr3" style:family="graphic" style:parent-style-name="standard">
      <style:graphic-properties svg:stroke-color="#333333" draw:fill-color="#333333" draw:textarea-horizontal-align="justify" draw:textarea-vertical-align="middle" draw:auto-grow-height="false" fo:min-height="0.081cm" fo:min-width="0.20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61cm" fo:min-width="0.642cm" draw:shadow="visible" draw:shadow-offset-x="0.102cm" draw:shadow-offset-y="0.102cm"/>
    </style:style>
    <style:style style:name="gr5" style:family="graphic" style:parent-style-name="standard">
      <style:graphic-properties svg:stroke-color="#333333" draw:fill-color="#333333" draw:textarea-horizontal-align="justify" draw:textarea-vertical-align="middle" draw:auto-grow-height="false" fo:min-height="0.081cm" fo:min-width="0.20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4.047cm" fo:min-width="0.642cm" draw:shadow="visible" draw:shadow-offset-x="0.102cm" draw:shadow-offset-y="0.102cm"/>
    </style:style>
    <style:style style:name="gr7" style:family="graphic" style:parent-style-name="standard">
      <style:graphic-properties svg:stroke-color="#333333" draw:fill-color="#333333" draw:textarea-horizontal-align="justify" draw:textarea-vertical-align="middle" draw:auto-grow-height="false" fo:min-height="0.081cm" fo:min-width="0.204cm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>
      <style:graphic-properties svg:stroke-color="#333333" draw:fill-color="#333333" draw:textarea-horizontal-align="justify" draw:textarea-vertical-align="middle" draw:auto-grow-height="false" fo:min-height="0.081cm" fo:min-width="0.167cm"/>
    </style:style>
    <style:style style:name="gr10" style:family="graphic" style:parent-style-name="standard">
      <style:graphic-properties draw:stroke="none" svg:stroke-color="#000000" draw:fill="none" draw:fill-color="#ffffff" fo:min-height="1.449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53cm" fo:min-width="0.678cm" draw:shadow="visible" draw:shadow-offset-x="0.102cm" draw:shadow-offset-y="0.102cm"/>
    </style:style>
    <style:style style:name="gr12" style:family="graphic">
      <style:graphic-properties style:protect="position size"/>
    </style:style>
    <style:style style:name="gr13" style:family="graphic" style:parent-style-name="standard">
      <style:graphic-properties svg:stroke-color="#333333" draw:fill-color="#333333" draw:textarea-horizontal-align="justify" draw:textarea-vertical-align="middle" draw:auto-grow-height="false" fo:min-height="0.081cm" fo:min-width="0.27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66cm" fo:min-width="0.642cm" draw:shadow="visible" draw:shadow-offset-x="0.102cm" draw:shadow-offset-y="0.102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1.401cm" fo:min-width="1.659cm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1.401cm" fo:min-width="1.659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0.766cm" fo:min-width="3.183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68cm" fo:min-width="2.323cm" draw:shadow="visible" draw:shadow-offset-x="0.102cm" draw:shadow-offset-y="0.102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21" style:family="graphic" style:parent-style-name="standard">
      <style:graphic-properties svg:stroke-color="#000000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5" style:family="paragraph">
      <loext:graphic-properties draw:fill-color="#eeeeee"/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center" style:writing-mode="lr-tb"/>
      <style:text-properties fo:font-size="12pt" style:font-size-asian="18pt" style:font-size-complex="18pt"/>
    </style:style>
    <style:style style:name="P7" style:family="paragraph">
      <loext:graphic-properties draw:fill-color="#eeeeee"/>
      <style:paragraph-properties fo:text-align="center" style:writing-mode="lr-tb"/>
      <style:text-properties fo:font-size="12pt" style:font-size-asian="18pt" style:font-size-complex="18pt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style="italic" style:font-size-asian="18pt" style:font-style-asian="italic" style:font-size-complex="18pt" style:font-style-complex="italic"/>
    </style:style>
    <style:style style:name="P11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8cm" svg:height="7.747cm" svg:x="2.397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265cm" svg:height="4.419cm" svg:x="5.175cm" svg:y="9.0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803cm" svg:height="0.661cm" svg:x="6.461cm" svg:y="10.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264cm" svg:height="2.133cm" svg:x="7.245cm" svg:y="9.0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265cm" svg:height="4.419cm" svg:x="17.549cm" svg:y="9.0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802cm" svg:height="0.661cm" svg:x="18.878cm" svg:y="10.7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64cm" svg:height="4.419cm" svg:x="21.734cm" svg:y="9.0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803cm" svg:height="0.661cm" svg:x="23.008cm" svg:y="10.7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65cm" svg:height="4.419cm" svg:x="23.803cm" svg:y="9.0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0.804cm" svg:height="0.661cm" svg:x="25.074cm" svg:y="10.7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xml:id="id2" draw:id="id2" draw:layer="layout" svg:width="1.265cm" svg:height="4.419cm" svg:x="3.135cm" svg:y="9.0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2.3cm" svg:height="0.725cm" svg:x="2.651cm" svg:y="8.239cm">
          <draw:text-box>
            <text:p text:style-name="P3"><text:span text:style-name="T1">Parse</text:span></text:p>
          </draw:text-box>
        </draw:frame>
        <draw:custom-shape draw:style-name="gr9" draw:text-style-name="P2" draw:layer="layout" svg:width="0.762cm" svg:height="0.661cm" svg:x="4.429cm" svg:y="10.90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2.3cm" svg:height="0.725cm" svg:x="4.702cm" svg:y="8.239cm">
          <draw:text-box>
            <text:p text:style-name="P3"><text:span text:style-name="T1">Plan</text:span></text:p>
          </draw:text-box>
        </draw:frame>
        <draw:frame draw:style-name="gr8" draw:text-style-name="P4" draw:layer="layout" svg:width="2.3cm" svg:height="0.725cm" svg:x="6.734cm" svg:y="8.239cm">
          <draw:text-box>
            <text:p text:style-name="P3"><text:span text:style-name="T1">Scan</text:span></text:p>
          </draw:text-box>
        </draw:frame>
        <draw:frame draw:style-name="gr8" draw:text-style-name="P4" draw:layer="layout" svg:width="2.3cm" svg:height="0.725cm" svg:x="8.766cm" svg:y="8.239cm">
          <draw:text-box>
            <text:p text:style-name="P3"><text:span text:style-name="T1">Fetch</text:span></text:p>
          </draw:text-box>
        </draw:frame>
        <draw:frame draw:style-name="gr8" draw:text-style-name="P4" draw:layer="layout" svg:width="2.3cm" svg:height="0.725cm" svg:x="10.892cm" svg:y="8.239cm">
          <draw:text-box>
            <text:p text:style-name="P3"><text:span text:style-name="T1">Join</text:span></text:p>
          </draw:text-box>
        </draw:frame>
        <draw:frame draw:style-name="gr8" draw:text-style-name="P4" draw:layer="layout" svg:width="2.3cm" svg:height="0.725cm" svg:x="12.943cm" svg:y="8.239cm">
          <draw:text-box>
            <text:p text:style-name="P3"><text:span text:style-name="T1">Filter</text:span></text:p>
          </draw:text-box>
        </draw:frame>
        <draw:frame draw:style-name="gr10" draw:text-style-name="P4" draw:layer="layout" svg:width="2.554cm" svg:height="1.699cm" svg:x="14.862cm" svg:y="7.731cm">
          <draw:text-box>
            <text:p text:style-name="P3"><text:span text:style-name="T1">Pre-</text:span></text:p>
            <text:p text:style-name="P3"><text:span text:style-name="T1">aggregate</text:span></text:p>
          </draw:text-box>
        </draw:frame>
        <draw:frame draw:style-name="gr8" draw:text-style-name="P4" draw:layer="layout" svg:width="2.3cm" svg:height="0.725cm" svg:x="19.147cm" svg:y="8.239cm">
          <draw:text-box>
            <text:p text:style-name="P3"><text:span text:style-name="T1">Sort</text:span></text:p>
          </draw:text-box>
        </draw:frame>
        <draw:frame draw:style-name="gr8" draw:text-style-name="P4" draw:layer="layout" svg:width="2.3cm" svg:height="0.725cm" svg:x="21.198cm" svg:y="8.239cm">
          <draw:text-box>
            <text:p text:style-name="P3"><text:span text:style-name="T1">Offset</text:span></text:p>
          </draw:text-box>
        </draw:frame>
        <draw:frame draw:style-name="gr8" draw:text-style-name="P4" draw:layer="layout" svg:width="2.3cm" svg:height="0.725cm" svg:x="23.23cm" svg:y="8.239cm">
          <draw:text-box>
            <text:p text:style-name="P3"><text:span text:style-name="T1">Limit</text:span></text:p>
          </draw:text-box>
        </draw:frame>
        <draw:frame draw:style-name="gr8" draw:text-style-name="P4" draw:layer="layout" svg:width="2.3cm" svg:height="0.725cm" svg:x="25.262cm" svg:y="8.239cm">
          <draw:text-box>
            <text:p text:style-name="P3"><text:span text:style-name="T1"><text:s text:c="2"/></text:span><text:span text:style-name="T1">Project</text:span></text:p>
          </draw:text-box>
        </draw:frame>
        <draw:frame draw:style-name="gr10" draw:text-style-name="P4" draw:layer="layout" svg:width="2.554cm" svg:height="1.699cm" svg:x="17.021cm" svg:y="7.731cm">
          <draw:text-box>
            <text:p text:style-name="P3"><text:span text:style-name="T1"/></text:p>
            <text:p text:style-name="P3"><text:span text:style-name="T1">Aggregate</text:span></text:p>
          </draw:text-box>
        </draw:frame>
        <draw:g>
          <draw:custom-shape draw:style-name="gr11" draw:text-style-name="P1" draw:layer="layout" svg:width="1.264cm" svg:height="0.889cm" svg:x="25.911cm" svg:y="9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25.911cm" svg:y="10.1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25.911cm" svg:y="11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25.917cm" svg:y="12.5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" draw:text-style-name="P1" draw:layer="layout" svg:width="1.264cm" svg:height="0.889cm" svg:x="15.497cm" svg:y="9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15.497cm" svg:y="10.1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15.497cm" svg:y="11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15.503cm" svg:y="12.5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" draw:text-style-name="P1" draw:layer="layout" svg:width="1.264cm" svg:height="0.889cm" svg:x="13.465cm" svg:y="9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13.465cm" svg:y="10.1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13.465cm" svg:y="11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13.471cm" svg:y="12.5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12" xml:id="id8" draw:id="id8">
          <draw:custom-shape draw:style-name="gr11" draw:text-style-name="P1" draw:layer="layout" svg:width="1.264cm" svg:height="0.889cm" svg:x="11.433cm" svg:y="9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11.433cm" svg:y="10.1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11.433cm" svg:y="11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11.439cm" svg:y="12.5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" draw:id="id6">
          <draw:custom-shape draw:style-name="gr11" draw:text-style-name="P1" draw:layer="layout" svg:width="1.264cm" svg:height="0.889cm" svg:x="9.401cm" svg:y="9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9.401cm" svg:y="10.1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9.401cm" svg:y="11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9.407cm" svg:y="12.5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" draw:text-style-name="P2" draw:layer="layout" svg:width="0.889cm" svg:height="0.661cm" svg:x="8.512cm" svg:y="9.12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2" draw:layer="layout" svg:width="0.889cm" svg:height="0.661cm" svg:x="8.512cm" svg:y="10.2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2" draw:layer="layout" svg:width="0.889cm" svg:height="0.661cm" svg:x="8.512cm" svg:y="11.515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2" draw:layer="layout" svg:width="0.889cm" svg:height="0.661cm" svg:x="8.512cm" svg:y="12.684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9" draw:text-style-name="P2" draw:layer="layout" svg:width="0.762cm" svg:height="0.661cm" svg:x="10.671cm" svg:y="9.12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0.762cm" svg:height="0.661cm" svg:x="10.671cm" svg:y="10.2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0.762cm" svg:height="0.661cm" svg:x="10.671cm" svg:y="11.515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0.762cm" svg:height="0.661cm" svg:x="10.671cm" svg:y="12.684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9" draw:text-style-name="P2" draw:layer="layout" svg:width="0.762cm" svg:height="0.661cm" svg:x="12.703cm" svg:y="9.12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0.762cm" svg:height="0.661cm" svg:x="12.703cm" svg:y="10.2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0.762cm" svg:height="0.661cm" svg:x="12.703cm" svg:y="11.515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0.762cm" svg:height="0.661cm" svg:x="12.703cm" svg:y="12.684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9" draw:text-style-name="P2" draw:layer="layout" svg:width="0.762cm" svg:height="0.661cm" svg:x="14.735cm" svg:y="9.12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0.762cm" svg:height="0.661cm" svg:x="14.735cm" svg:y="10.2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0.762cm" svg:height="0.661cm" svg:x="14.735cm" svg:y="11.515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0.762cm" svg:height="0.661cm" svg:x="14.735cm" svg:y="12.684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9" draw:text-style-name="P2" draw:layer="layout" svg:width="0.762cm" svg:height="0.661cm" svg:x="16.767cm" svg:y="9.12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0.762cm" svg:height="0.661cm" svg:x="16.767cm" svg:y="10.2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0.762cm" svg:height="0.661cm" svg:x="16.767cm" svg:y="11.515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0.762cm" svg:height="0.661cm" svg:x="16.767cm" svg:y="12.684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1" draw:text-style-name="P1" draw:layer="layout" svg:width="1.264cm" svg:height="0.889cm" svg:x="19.688cm" svg:y="9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19.688cm" svg:y="10.1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19.688cm" svg:y="11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264cm" svg:height="0.889cm" svg:x="19.694cm" svg:y="12.5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" draw:text-style-name="P2" draw:layer="layout" svg:width="0.762cm" svg:height="0.661cm" svg:x="20.958cm" svg:y="9.12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0.762cm" svg:height="0.661cm" svg:x="20.958cm" svg:y="10.2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0.762cm" svg:height="0.661cm" svg:x="20.958cm" svg:y="11.515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" draw:layer="layout" svg:width="0.762cm" svg:height="0.661cm" svg:x="20.958cm" svg:y="12.684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4" draw:text-style-name="P1" xml:id="id3" draw:id="id3" draw:layer="layout" svg:width="1.264cm" svg:height="2.032cm" svg:x="7.242cm" svg:y="11.4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2.159cm" svg:height="1.651cm" svg:x="5.299cm" svg:y="15.0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159cm" svg:height="1.651cm" svg:x="5.426cm" svg:y="14.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xml:id="id5" draw:id="id5" draw:layer="layout" svg:width="2.159cm" svg:height="1.651cm" svg:x="5.553cm" svg:y="14.843cm">
          <text:p text:style-name="P6"><text:span text:style-name="T1">Index </text:span></text:p>
          <text:p text:style-name="P6"><text:span text:style-name="T1">Service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5" draw:layer="layout" svg:width="2.159cm" svg:height="1.651cm" svg:x="11.243cm" svg:y="15.0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159cm" svg:height="1.651cm" svg:x="11.116cm" svg:y="14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xml:id="id7" draw:id="id7" draw:layer="layout" svg:width="2.159cm" svg:height="1.651cm" svg:x="10.989cm" svg:y="14.843cm">
            <text:p text:style-name="P6"><text:span text:style-name="T1">Data </text:span></text:p>
            <text:p text:style-name="P6"><text:span text:style-name="T1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7" draw:text-style-name="P7" draw:layer="layout" svg:width="3.683cm" svg:height="1.016cm" svg:x="21.593cm" svg:y="7.223cm">
          <text:p text:style-name="P6"><text:span text:style-name="T1">Query Service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xml:id="id1" draw:id="id1" draw:layer="layout" svg:width="2.921cm" svg:height="1.016cm" svg:x="7.223cm" svg:y="5.064cm">
          <text:p text:style-name="P3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9" draw:layer="layout" draw:line-skew="-0.871cm" svg:x1="7.223cm" svg:y1="5.572cm" svg:x2="3.135cm" svg:y2="11.236cm" draw:start-shape="id1" draw:start-glue-point="3" draw:end-shape="id2" draw:end-glue-point="3" svg:d="M7223 5572h-5461v5664h1373" svg:viewBox="0 0 5462 5665">
          <text:p/>
        </draw:connector>
        <draw:frame draw:style-name="gr20" draw:text-style-name="P10" draw:layer="layout" svg:width="2.286cm" svg:height="0.762cm" svg:x="3.413cm" svg:y="4.81cm">
          <draw:text-box>
            <text:p><text:span text:style-name="T2">query</text:span></text:p>
          </draw:text-box>
        </draw:frame>
        <draw:line draw:style-name="gr19" draw:text-style-name="P9" draw:layer="layout" svg:x1="6.334cm" svg:y1="5.572cm" svg:x2="2.651cm" svg:y2="5.572cm">
          <text:p/>
        </draw:line>
        <draw:custom-shape draw:style-name="gr15" draw:text-style-name="P5" draw:layer="layout" svg:width="2.159cm" svg:height="1.651cm" svg:x="7.878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2.159cm" svg:height="1.651cm" svg:x="8.005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4" draw:id="id4" draw:layer="layout" svg:width="2.159cm" svg:height="1.651cm" svg:x="8.132cm" svg:y="14.843cm">
          <text:p text:style-name="P6"><text:span text:style-name="T1">Search </text:span></text:p>
          <text:p text:style-name="P6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1" draw:layer="layout" svg:x1="7.874cm" svg:y1="13.446cm" svg:x2="9.211cm" svg:y2="14.843cm" draw:start-shape="id3" draw:end-shape="id4" svg:d="M7874 13446v750h1337v647" svg:viewBox="0 0 1338 1398">
          <text:p/>
        </draw:connector>
        <draw:connector draw:style-name="gr21" draw:text-style-name="P11" draw:layer="layout" svg:x1="7.874cm" svg:y1="13.446cm" svg:x2="6.632cm" svg:y2="14.843cm" draw:start-shape="id3" draw:end-shape="id5" svg:d="M7874 13446v750h-1242v647" svg:viewBox="0 0 1243 1398">
          <text:p/>
        </draw:connector>
        <draw:connector draw:style-name="gr21" draw:text-style-name="P11" draw:layer="layout" svg:x1="10.036cm" svg:y1="13.446cm" svg:x2="12.068cm" svg:y2="14.843cm" draw:start-shape="id6" draw:end-shape="id7" svg:d="M10036 13446v749h2032v648" svg:viewBox="0 0 2033 1398">
          <text:p/>
        </draw:connector>
        <draw:connector draw:style-name="gr21" draw:text-style-name="P11" draw:layer="layout" svg:x1="12.068cm" svg:y1="13.446cm" svg:x2="12.068cm" svg:y2="14.843cm" draw:start-shape="id8" draw:end-shape="id7" svg:d="M12068 13446v1397" svg:viewBox="0 0 1 139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4-25T14:39:18.547076000</meta:creation-date>
    <dc:date>2021-07-05T12:12:18.686332479</dc:date>
    <meta:editing-duration>PT2H56M18S</meta:editing-duration>
    <meta:editing-cycles>12</meta:editing-cycles>
    <meta:generator>LibreOffice/7.0.6.2$Linux_X86_64 LibreOffice_project/00$Build-2</meta:generator>
    <dc:creator>Simon Dew</dc:creator>
    <meta:document-statistic meta:object-count="104"/>
  </office:meta>
</office:document-meta>
</file>